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57in"/>
    </style:style>
    <style:style style:name="co3" style:family="table-column">
      <style:table-column-properties fo:break-before="auto" style:column-width="1.1854in"/>
    </style:style>
    <style:style style:name="co4" style:family="table-column">
      <style:table-column-properties fo:break-before="auto" style:column-width="1.252in"/>
    </style:style>
    <style:style style:name="co5" style:family="table-column">
      <style:table-column-properties fo:break-before="auto" style:column-width="1.1417in"/>
    </style:style>
    <style:style style:name="co6" style:family="table-column">
      <style:table-column-properties fo:break-before="auto" style:column-width="1.2736in"/>
    </style:style>
    <style:style style:name="co7" style:family="table-column">
      <style:table-column-properties fo:break-before="auto" style:column-width="1.47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float" office:value="900000" calcext:value-type="float">
            <text:p>900000</text:p>
          </table:table-cell>
          <table:table-cell table:style-name="Default" office:value-type="float" office:value="40000" calcext:value-type="float">
            <text:p>4000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Capital</text:p>
          </table:table-cell>
          <table:table-cell table:style-name="Default" office:value-type="string" calcext:value-type="string">
            <text:p>Annual Expenditures</text:p>
          </table:table-cell>
          <table:table-cell table:number-columns-repeated="2"/>
          <table:table-cell office:value-type="string" calcext:value-type="string">
            <text:p>Last Year % Stock Drop</text:p>
          </table:table-cell>
          <table:table-cell/>
          <table:table-cell office:value-type="string" calcext:value-type="string">
            <text:p>Annual Stock Return %</text:p>
          </table:table-cell>
          <table:table-cell table:style-name="Default" office:value-type="string" calcext:value-type="string">
            <text:p>Annual Bond Return %</text:p>
          </table:table-cell>
          <table:table-cell/>
          <table:table-cell office:value-type="string" calcext:value-type="string">
            <text:p>'% invested in Stocks</text:p>
          </table:table-cell>
          <table:table-cell table:number-columns-repeated="2"/>
        </table:table-row>
        <table:table-row table:style-name="ro1">
          <table:table-cell/>
          <table:table-cell table:formula="of:=[.A1]*(1+[.G1]/100)-[.B1]" office:value-type="currency" office:currency="USD" office:value="941000" calcext:value-type="currency">
            <text:p>$941,000.00</text:p>
          </table:table-cell>
          <table:table-cell table:number-columns-repeated="5"/>
          <table:table-cell table:formula="of:=[.A1]*([.J1]/100)*(1+[.G1]/100)+[.A1]*(1-[.J1]/100)*(1+[.H1]/100)-[.B1]" office:value-type="currency" office:currency="USD" office:value="931550" calcext:value-type="currency">
            <text:p>$931,550.00</text:p>
          </table:table-cell>
          <table:table-cell table:number-columns-repeated="3"/>
          <table:table-cell table:formula="of:=[.A1]*(1+[.H1]/100)-[.B1]" office:value-type="float" office:value="914000" calcext:value-type="float">
            <text:p>914000</text:p>
          </table:table-cell>
        </table:table-row>
        <table:table-row table:style-name="ro1">
          <table:table-cell/>
          <table:table-cell table:formula="of:=[.B3]*(1+[.$G$1]/100)-[.$B$1]" office:value-type="currency" office:currency="USD" office:value="985690" calcext:value-type="currency">
            <text:p>$985,690.00</text:p>
          </table:table-cell>
          <table:table-cell table:number-columns-repeated="5"/>
          <table:table-cell table:formula="of:=[.H3]*([.$J$1]/100)*(1+[.$G$1]/100)+[.H3]*(1-[.$J$1]/100)*(1+[.$H$1]/100)-[.$B$1]" office:value-type="currency" office:currency="USD" office:value="965608.225" calcext:value-type="currency">
            <text:p>$965,608.23</text:p>
          </table:table-cell>
          <table:table-cell table:number-columns-repeated="3"/>
          <table:table-cell table:formula="of:=[.L3]*(1+[.$H$1]/100)-[.$B$1]" office:value-type="float" office:value="928840" calcext:value-type="float">
            <text:p>928840</text:p>
          </table:table-cell>
        </table:table-row>
        <table:table-row table:style-name="ro1">
          <table:table-cell/>
          <table:table-cell table:formula="of:=[.B4]*(1+[.$G$1]/100)-[.$B$1]" office:value-type="currency" office:currency="USD" office:value="1034402.1" calcext:value-type="currency">
            <text:p>$1,034,402.10</text:p>
          </table:table-cell>
          <table:table-cell table:number-columns-repeated="5"/>
          <table:table-cell table:formula="of:=[.H4]*([.$J$1]/100)*(1+[.$G$1]/100)+[.H4]*(1-[.$J$1]/100)*(1+[.$H$1]/100)-[.$B$1]" office:value-type="currency" office:currency="USD" office:value="1002374.0788875" calcext:value-type="currency">
            <text:p>$1,002,374.08</text:p>
          </table:table-cell>
          <table:table-cell table:number-columns-repeated="3"/>
          <table:table-cell table:formula="of:=[.L4]*(1+[.$H$1]/100)-[.$B$1]" office:value-type="float" office:value="944570.4" calcext:value-type="float">
            <text:p>944570.4</text:p>
          </table:table-cell>
        </table:table-row>
        <table:table-row table:style-name="ro1">
          <table:table-cell/>
          <table:table-cell table:formula="of:=[.B5]*(1+[.$G$1]/100)-[.$B$1]" office:value-type="currency" office:currency="USD" office:value="1087498.289" calcext:value-type="currency">
            <text:p>$1,087,498.29</text:p>
          </table:table-cell>
          <table:table-cell table:number-columns-repeated="5"/>
          <table:table-cell table:formula="of:=[.H5]*([.$J$1]/100)*(1+[.$G$1]/100)+[.H5]*(1-[.$J$1]/100)*(1+[.$H$1]/100)-[.$B$1]" office:value-type="currency" office:currency="USD" office:value="1042062.81815906" calcext:value-type="currency">
            <text:p>$1,042,062.82</text:p>
          </table:table-cell>
          <table:table-cell table:number-columns-repeated="3"/>
          <table:table-cell table:formula="of:=[.L5]*(1+[.$H$1]/100)-[.$B$1]" office:value-type="float" office:value="961244.624" calcext:value-type="float">
            <text:p>961244.624</text:p>
          </table:table-cell>
        </table:table-row>
        <table:table-row table:style-name="ro1">
          <table:table-cell/>
          <table:table-cell table:formula="of:=[.B6]*(1+[.$G$1]/100)-[.$B$1]" office:value-type="currency" office:currency="USD" office:value="1145373.13501" calcext:value-type="currency">
            <text:p>$1,145,373.14</text:p>
          </table:table-cell>
          <table:table-cell table:number-columns-repeated="5"/>
          <table:table-cell table:formula="of:=[.H6]*([.$J$1]/100)*(1+[.$G$1]/100)+[.H6]*(1-[.$J$1]/100)*(1+[.$H$1]/100)-[.$B$1]" office:value-type="currency" office:currency="USD" office:value="1084906.8122027" calcext:value-type="currency">
            <text:p>$1,084,906.81</text:p>
          </table:table-cell>
          <table:table-cell table:number-columns-repeated="3"/>
          <table:table-cell table:formula="of:=[.L6]*(1+[.$H$1]/100)-[.$B$1]" office:value-type="float" office:value="978919.30144" calcext:value-type="float">
            <text:p>978919.30144</text:p>
          </table:table-cell>
        </table:table-row>
        <table:table-row table:style-name="ro1">
          <table:table-cell/>
          <table:table-cell table:formula="of:=[.B7]*(1+[.$G$1]/100)-[.$B$1]" office:value-type="currency" office:currency="USD" office:value="1208456.7171609" calcext:value-type="currency">
            <text:p>$1,208,456.72</text:p>
          </table:table-cell>
          <table:table-cell table:number-columns-repeated="5"/>
          <table:table-cell table:formula="of:=[.H7]*([.$J$1]/100)*(1+[.$G$1]/100)+[.H7]*(1-[.$J$1]/100)*(1+[.$H$1]/100)-[.$B$1]" office:value-type="currency" office:currency="USD" office:value="1131156.90377282" calcext:value-type="currency">
            <text:p>$1,131,156.90</text:p>
          </table:table-cell>
          <table:table-cell table:number-columns-repeated="3"/>
          <table:table-cell table:formula="of:=[.L7]*(1+[.$H$1]/100)-[.$B$1]" office:value-type="float" office:value="997654.4595264" calcext:value-type="float">
            <text:p>997654.4595264</text:p>
          </table:table-cell>
        </table:table-row>
        <table:table-row table:style-name="ro1">
          <table:table-cell/>
          <table:table-cell table:formula="of:=[.B8]*(1+[.$G$1]/100)-[.$B$1]" office:value-type="currency" office:currency="USD" office:value="1277217.82170538" calcext:value-type="currency">
            <text:p>$1,277,217.82</text:p>
          </table:table-cell>
          <table:table-cell table:number-columns-repeated="5"/>
          <table:table-cell table:formula="of:=[.H8]*([.$J$1]/100)*(1+[.$G$1]/100)+[.H8]*(1-[.$J$1]/100)*(1+[.$H$1]/100)-[.$B$1]" office:value-type="currency" office:currency="USD" office:value="1181083.87762276" calcext:value-type="currency">
            <text:p>$1,181,083.88</text:p>
          </table:table-cell>
          <table:table-cell table:number-columns-repeated="3"/>
          <table:table-cell table:formula="of:=[.L8]*(1+[.$H$1]/100)-[.$B$1]" office:value-type="float" office:value="1017513.72709798" calcext:value-type="float">
            <text:p>1017513.72709798</text:p>
          </table:table-cell>
        </table:table-row>
        <table:table-row table:style-name="ro1">
          <table:table-cell/>
          <table:table-cell table:formula="of:=[.B9]*(1+[.$G$1]/100)-[.$B$1]" office:value-type="currency" office:currency="USD" office:value="1352167.42565887" calcext:value-type="currency">
            <text:p>$1,352,167.43</text:p>
          </table:table-cell>
          <table:table-cell table:number-columns-repeated="5"/>
          <table:table-cell table:formula="of:=[.H9]*([.$J$1]/100)*(1+[.$G$1]/100)+[.H9]*(1-[.$J$1]/100)*(1+[.$H$1]/100)-[.$B$1]" office:value-type="currency" office:currency="USD" office:value="1234980.04589376" calcext:value-type="currency">
            <text:p>$1,234,980.05</text:p>
          </table:table-cell>
          <table:table-cell table:number-columns-repeated="3"/>
          <table:table-cell table:formula="of:=[.L9]*(1+[.$H$1]/100)-[.$B$1]" office:value-type="float" office:value="1038564.55072386" calcext:value-type="float">
            <text:p>1038564.55072386</text:p>
          </table:table-cell>
        </table:table-row>
        <table:table-row table:style-name="ro1">
          <table:table-cell/>
          <table:table-cell table:formula="of:=[.B10]*(1+[.$G$1]/100)-[.$B$1]" office:value-type="currency" office:currency="USD" office:value="1433862.49396816" calcext:value-type="currency">
            <text:p>$1,433,862.49</text:p>
          </table:table-cell>
          <table:table-cell table:number-columns-repeated="5"/>
          <table:table-cell table:formula="of:=[.H10]*([.$J$1]/100)*(1+[.$G$1]/100)+[.H10]*(1-[.$J$1]/100)*(1+[.$H$1]/100)-[.$B$1]" office:value-type="currency" office:currency="USD" office:value="1293160.95954232" calcext:value-type="currency">
            <text:p>$1,293,160.96</text:p>
          </table:table-cell>
          <table:table-cell table:number-columns-repeated="3"/>
          <table:table-cell table:formula="of:=[.L10]*(1+[.$H$1]/100)-[.$B$1]" office:value-type="float" office:value="1060878.4237673" calcext:value-type="float">
            <text:p>1060878.4237673</text:p>
          </table:table-cell>
        </table:table-row>
        <table:table-row table:style-name="ro1">
          <table:table-cell/>
          <table:table-cell table:formula="of:=[.B11]*(1+[.$G$1]/100)-[.$B$1]" office:value-type="currency" office:currency="USD" office:value="1522910.1184253" calcext:value-type="currency">
            <text:p>$1,522,910.12</text:p>
          </table:table-cell>
          <table:table-cell table:number-columns-repeated="5"/>
          <table:table-cell table:formula="of:=[.H11]*([.$J$1]/100)*(1+[.$G$1]/100)+[.H11]*(1-[.$J$1]/100)*(1+[.$H$1]/100)-[.$B$1]" office:value-type="currency" office:currency="USD" office:value="1355967.25582593" calcext:value-type="currency">
            <text:p>$1,355,967.26</text:p>
          </table:table-cell>
          <table:table-cell table:number-columns-repeated="3"/>
          <table:table-cell table:formula="of:=[.L11]*(1+[.$H$1]/100)-[.$B$1]" office:value-type="float" office:value="1084531.12919333" calcext:value-type="float">
            <text:p>1084531.12919333</text:p>
          </table:table-cell>
        </table:table-row>
        <table:table-row table:style-name="ro1">
          <table:table-cell/>
          <table:table-cell table:formula="of:=[.B12]*(1+[.$G$1]/100)-[.$B$1]" office:value-type="currency" office:currency="USD" office:value="1619972.02908358" calcext:value-type="currency">
            <text:p>$1,619,972.03</text:p>
          </table:table-cell>
          <table:table-cell table:number-columns-repeated="5"/>
          <table:table-cell table:formula="of:=[.H12]*([.$J$1]/100)*(1+[.$G$1]/100)+[.H12]*(1-[.$J$1]/100)*(1+[.$H$1]/100)-[.$B$1]" office:value-type="currency" office:currency="USD" office:value="1423766.6526641" calcext:value-type="currency">
            <text:p>$1,423,766.65</text:p>
          </table:table-cell>
          <table:table-cell table:number-columns-repeated="3"/>
          <table:table-cell table:formula="of:=[.L12]*(1+[.$H$1]/100)-[.$B$1]" office:value-type="float" office:value="1109602.99694493" calcext:value-type="float">
            <text:p>1109602.99694493</text:p>
          </table:table-cell>
        </table:table-row>
        <table:table-row table:style-name="ro1">
          <table:table-cell/>
          <table:table-cell table:formula="of:=[.B13]*(1+[.$G$1]/100)-[.$B$1]" office:value-type="currency" office:currency="USD" office:value="1725769.5117011" calcext:value-type="currency">
            <text:p>$1,725,769.51</text:p>
          </table:table-cell>
          <table:table-cell table:number-columns-repeated="5"/>
          <table:table-cell table:formula="of:=[.H13]*([.$J$1]/100)*(1+[.$G$1]/100)+[.H13]*(1-[.$J$1]/100)*(1+[.$H$1]/100)-[.$B$1]" office:value-type="currency" office:currency="USD" office:value="1496956.10155089" calcext:value-type="currency">
            <text:p>$1,496,956.10</text:p>
          </table:table-cell>
          <table:table-cell table:number-columns-repeated="3"/>
          <table:table-cell table:formula="of:=[.L13]*(1+[.$H$1]/100)-[.$B$1]" office:value-type="float" office:value="1136179.17676163" calcext:value-type="float">
            <text:p>1136179.17676163</text:p>
          </table:table-cell>
        </table:table-row>
        <table:table-row table:style-name="ro1">
          <table:table-cell/>
          <table:table-cell table:formula="of:=[.B14]*(1+[.$G$1]/100)-[.$B$1]" office:value-type="currency" office:currency="USD" office:value="1841088.7677542" calcext:value-type="currency">
            <text:p>$1,841,088.77</text:p>
          </table:table-cell>
          <table:table-cell table:number-columns-repeated="5"/>
          <table:table-cell table:formula="of:=[.H14]*([.$J$1]/100)*(1+[.$G$1]/100)+[.H14]*(1-[.$J$1]/100)*(1+[.$H$1]/100)-[.$B$1]" office:value-type="currency" office:currency="USD" office:value="1575964.11162419" calcext:value-type="currency">
            <text:p>$1,575,964.11</text:p>
          </table:table-cell>
          <table:table-cell table:number-columns-repeated="3"/>
          <table:table-cell table:formula="of:=[.L14]*(1+[.$H$1]/100)-[.$B$1]" office:value-type="float" office:value="1164349.92736733" calcext:value-type="float">
            <text:p>1164349.92736733</text:p>
          </table:table-cell>
        </table:table-row>
        <table:table-row table:style-name="ro1">
          <table:table-cell/>
          <table:table-cell table:formula="of:=[.B15]*(1+[.$G$1]/100)-[.$B$1]" office:value-type="currency" office:currency="USD" office:value="1966786.75685208" calcext:value-type="currency">
            <text:p>$1,966,786.76</text:p>
          </table:table-cell>
          <table:table-cell table:number-columns-repeated="5"/>
          <table:table-cell table:formula="of:=[.H15]*([.$J$1]/100)*(1+[.$G$1]/100)+[.H15]*(1-[.$J$1]/100)*(1+[.$H$1]/100)-[.$B$1]" office:value-type="currency" office:currency="USD" office:value="1661253.25849831" calcext:value-type="currency">
            <text:p>$1,661,253.26</text:p>
          </table:table-cell>
          <table:table-cell table:number-columns-repeated="3"/>
          <table:table-cell table:formula="of:=[.L15]*(1+[.$H$1]/100)-[.$B$1]" office:value-type="float" office:value="1194210.92300937" calcext:value-type="float">
            <text:p>1194210.92300937</text:p>
          </table:table-cell>
        </table:table-row>
        <table:table-row table:style-name="ro1">
          <table:table-cell/>
          <table:table-cell table:formula="of:=[.B16]*(1+[.$G$1]/100)-[.$B$1]" office:value-type="currency" office:currency="USD" office:value="2103797.56496876" calcext:value-type="currency">
            <text:p>$2,103,797.56</text:p>
          </table:table-cell>
          <table:table-cell table:number-columns-repeated="5"/>
          <table:table-cell table:formula="of:=[.H16]*([.$J$1]/100)*(1+[.$G$1]/100)+[.H16]*(1-[.$J$1]/100)*(1+[.$H$1]/100)-[.$B$1]" office:value-type="currency" office:currency="USD" office:value="1753322.89254892" calcext:value-type="currency">
            <text:p>$1,753,322.89</text:p>
          </table:table-cell>
          <table:table-cell table:number-columns-repeated="3"/>
          <table:table-cell table:formula="of:=[.L16]*(1+[.$H$1]/100)-[.$B$1]" office:value-type="float" office:value="1225863.57838993" calcext:value-type="float">
            <text:p>1225863.57838993</text:p>
          </table:table-cell>
        </table:table-row>
        <table:table-row table:style-name="ro1">
          <table:table-cell/>
          <table:table-cell table:formula="of:=[.B17]*(1+[.$G$1]/100)-[.$B$1]" office:value-type="currency" office:currency="USD" office:value="2253139.34581595" calcext:value-type="currency">
            <text:p>$2,253,139.35</text:p>
          </table:table-cell>
          <table:table-cell table:number-columns-repeated="5"/>
          <table:table-cell table:formula="of:=[.H17]*([.$J$1]/100)*(1+[.$G$1]/100)+[.H17]*(1-[.$J$1]/100)*(1+[.$H$1]/100)-[.$B$1]" office:value-type="currency" office:currency="USD" office:value="1852712.06250656" calcext:value-type="currency">
            <text:p>$1,852,712.06</text:p>
          </table:table-cell>
          <table:table-cell table:number-columns-repeated="3"/>
          <table:table-cell table:formula="of:=[.L17]*(1+[.$H$1]/100)-[.$B$1]" office:value-type="float" office:value="1259415.39309332" calcext:value-type="float">
            <text:p>1259415.39309332</text:p>
          </table:table-cell>
        </table:table-row>
        <table:table-row table:style-name="ro1">
          <table:table-cell/>
          <table:table-cell table:formula="of:=[.B18]*(1+[.$G$1]/100)-[.$B$1]" office:value-type="currency" office:currency="USD" office:value="2415921.88693939" calcext:value-type="currency">
            <text:p>$2,415,921.89</text:p>
          </table:table-cell>
          <table:table-cell table:number-columns-repeated="5"/>
          <table:table-cell table:formula="of:=[.H18]*([.$J$1]/100)*(1+[.$G$1]/100)+[.H18]*(1-[.$J$1]/100)*(1+[.$H$1]/100)-[.$B$1]" office:value-type="currency" office:currency="USD" office:value="1960002.67147584" calcext:value-type="currency">
            <text:p>$1,960,002.67</text:p>
          </table:table-cell>
          <table:table-cell table:number-columns-repeated="3"/>
          <table:table-cell table:formula="of:=[.L18]*(1+[.$H$1]/100)-[.$B$1]" office:value-type="float" office:value="1294980.31667892" calcext:value-type="float">
            <text:p>1294980.31667892</text:p>
          </table:table-cell>
        </table:table-row>
        <table:table-row table:style-name="ro1">
          <table:table-cell/>
          <table:table-cell table:formula="of:=[.B19]*(1+[.$G$1]/100)-[.$B$1]" office:value-type="currency" office:currency="USD" office:value="2593354.85676393" calcext:value-type="currency">
            <text:p>$2,593,354.86</text:p>
          </table:table-cell>
          <table:table-cell table:number-columns-repeated="5"/>
          <table:table-cell table:formula="of:=[.H19]*([.$J$1]/100)*(1+[.$G$1]/100)+[.H19]*(1-[.$J$1]/100)*(1+[.$H$1]/100)-[.$B$1]" office:value-type="currency" office:currency="USD" office:value="2075822.88385817" calcext:value-type="currency">
            <text:p>$2,075,822.88</text:p>
          </table:table-cell>
          <table:table-cell table:number-columns-repeated="3"/>
          <table:table-cell table:formula="of:=[.L19]*(1+[.$H$1]/100)-[.$B$1]" office:value-type="float" office:value="1332679.13567966" calcext:value-type="float">
            <text:p>1332679.13567966</text:p>
          </table:table-cell>
        </table:table-row>
        <table:table-row table:style-name="ro1">
          <table:table-cell/>
          <table:table-cell table:formula="of:=[.B20]*(1+[.$G$1]/100)-[.$B$1]" office:value-type="currency" office:currency="USD" office:value="2786756.79387269" calcext:value-type="currency">
            <text:p>$2,786,756.79</text:p>
          </table:table-cell>
          <table:table-cell table:number-columns-repeated="5"/>
          <table:table-cell table:formula="of:=[.H20]*([.$J$1]/100)*(1+[.$G$1]/100)+[.H20]*(1-[.$J$1]/100)*(1+[.$H$1]/100)-[.$B$1]" office:value-type="currency" office:currency="USD" office:value="2200850.80312489" calcext:value-type="currency">
            <text:p>$2,200,850.80</text:p>
          </table:table-cell>
          <table:table-cell table:number-columns-repeated="3"/>
          <table:table-cell table:formula="of:=[.L20]*(1+[.$H$1]/100)-[.$B$1]" office:value-type="float" office:value="1372639.88382044" calcext:value-type="float">
            <text:p>1372639.88382044</text:p>
          </table:table-cell>
        </table:table-row>
        <table:table-row table:style-name="ro1">
          <table:table-cell/>
          <table:table-cell table:formula="of:=[.B21]*(1+[.$G$1]/100)-[.$B$1]" office:value-type="currency" office:currency="USD" office:value="2997564.90532123" calcext:value-type="currency">
            <text:p>$2,997,564.91</text:p>
          </table:table-cell>
          <table:table-cell table:number-columns-repeated="5"/>
          <table:table-cell table:formula="of:=[.H21]*([.$J$1]/100)*(1+[.$G$1]/100)+[.H21]*(1-[.$J$1]/100)*(1+[.$H$1]/100)-[.$B$1]" office:value-type="currency" office:currency="USD" office:value="2335818.44197332" calcext:value-type="currency">
            <text:p>$2,335,818.44</text:p>
          </table:table-cell>
          <table:table-cell table:number-columns-repeated="3"/>
          <table:table-cell table:formula="of:=[.L21]*(1+[.$H$1]/100)-[.$B$1]" office:value-type="float" office:value="1414998.27684967" calcext:value-type="float">
            <text:p>1414998.27684967</text:p>
          </table:table-cell>
        </table:table-row>
        <table:table-row table:style-name="ro1">
          <table:table-cell/>
          <table:table-cell table:formula="of:=[.B22]*(1+[.$G$1]/100)-[.$B$1]" office:value-type="currency" office:currency="USD" office:value="3227345.74680014" calcext:value-type="currency">
            <text:p>$3,227,345.75</text:p>
          </table:table-cell>
          <table:table-cell table:number-columns-repeated="2"/>
          <table:table-cell table:style-name="ce1" table:formula="of:=[.B23]-[.H23]" office:value-type="currency" office:currency="USD" office:value="745829.73868994" calcext:value-type="currency">
            <text:p>$745,829.74</text:p>
          </table:table-cell>
          <table:table-cell table:number-columns-repeated="2"/>
          <table:table-cell table:formula="of:=[.H22]*([.$J$1]/100)*(1+[.$G$1]/100)+[.H22]*(1-[.$J$1]/100)*(1+[.$H$1]/100)-[.$B$1]" office:value-type="currency" office:currency="USD" office:value="2481516.0081102" calcext:value-type="currency">
            <text:p>$2,481,516.01</text:p>
          </table:table-cell>
          <table:table-cell/>
          <table:table-cell table:style-name="ce1" table:formula="of:=[.H23]-[.L23]" office:value-type="currency" office:currency="USD" office:value="1021617.83464955" calcext:value-type="currency">
            <text:p>$1,021,617.83</text:p>
          </table:table-cell>
          <table:table-cell table:style-name="ce1" table:formula="of:=[.B23]-[.L23]" office:value-type="currency" office:currency="USD" office:value="1767447.57333949" calcext:value-type="currency">
            <text:p>$1,767,447.57</text:p>
          </table:table-cell>
          <table:table-cell table:formula="of:=[.L22]*(1+[.$H$1]/100)-[.$B$1]" office:value-type="float" office:value="1459898.17346065" calcext:value-type="float">
            <text:p>1459898.17346065</text:p>
          </table:table-cell>
        </table:table-row>
        <table:table-row table:style-name="ro1">
          <table:table-cell/>
          <table:table-cell table:style-name="Default"/>
          <table:table-cell table:style-name="ce1" table:formula="of:=[.B23]*(1-[.E1]/100)" office:value-type="currency" office:currency="USD" office:value="1936407.44808008" calcext:value-type="currency">
            <text:p>$1,936,407.45</text:p>
          </table:table-cell>
          <table:table-cell table:number-columns-repeated="4"/>
          <table:table-cell table:style-name="Default"/>
          <table:table-cell table:style-name="ce1" table:formula="of:=[.H23]/2+[.H23]/2*(1-[.E1]/100)" office:value-type="currency" office:currency="USD" office:value="1985212.80648816" calcext:value-type="currency">
            <text:p>$1,985,212.81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^^^</text:p>
          </table:table-cell>
          <table:table-cell office:value-type="string" calcext:value-type="string">
            <text:p>^^</text:p>
          </table:table-cell>
          <table:table-cell table:number-columns-repeated="4"/>
          <table:table-cell table:style-name="Default" office:value-type="string" calcext:value-type="string">
            <text:p>^^</text:p>
          </table:table-cell>
          <table:table-cell table:number-columns-repeated="3"/>
          <table:table-cell office:value-type="string" calcext:value-type="string">
            <text:p>^^</text:p>
          </table:table-cell>
        </table:table-row>
        <table:table-row table:style-name="ro1">
          <table:table-cell/>
          <table:table-cell table:style-name="Default" office:value-type="string" calcext:value-type="string">
            <text:p>All Stock</text:p>
          </table:table-cell>
          <table:table-cell office:value-type="string" calcext:value-type="string">
            <text:p>All stock with E4 % drop at end</text:p>
          </table:table-cell>
          <table:table-cell table:number-columns-repeated="4"/>
          <table:table-cell table:style-name="Default" office:value-type="string" calcext:value-type="string">
            <text:p>Mixed Stock / Bond Portfolio, percentage determined by J1</text:p>
          </table:table-cell>
          <table:table-cell table:number-columns-repeated="3"/>
          <table:table-cell office:value-type="string" calcext:value-type="string">
            <text:p>All Bond</text:p>
          </table:table-cell>
        </table:table-row>
        <table:table-row table:style-name="ro1" table:number-rows-repeated="5">
          <table:table-cell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office:value-type="string" calcext:value-type="string">
            <text:p>This assumes a starting amount of capital of $900k, annual expenditures of $40k,</text:p>
          </table:table-cell>
          <table:table-cell table:number-columns-repeated="4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21:02:26.386782745</meta:creation-date>
    <dc:date>2015-05-18T22:48:11.902471018</dc:date>
    <meta:editing-duration>PT59M22S</meta:editing-duration>
    <meta:editing-cycles>2</meta:editing-cycles>
    <meta:generator>LibreOffice/4.3.7.2$Linux_x86 LibreOffice_project/430m0$Build-2</meta:generator>
    <meta:document-statistic meta:table-count="1" meta:cell-count="89" meta:object-count="0"/>
  </office:meta>
</office:document-meta>
</file>